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422" officeooo:paragraph-rsid="00136422"/>
    </style:style>
    <style:style style:name="T1" style:family="text">
      <style:text-properties officeooo:rsid="001657e3"/>
    </style:style>
    <style:style style:name="T2" style:family="text">
      <style:text-properties officeooo:rsid="00177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7</text:span>. <text:span text:style-name="T1">print fibonacci series</text:span></text:p>
      <text:p text:style-name="P1"/>
      <text:p text:style-name="P1"/>
      <text:p text:style-name="P1"/>
      <text:p text:style-name="P1"><text:s/>class Fibonacci {</text:p>
      <text:p text:style-name="P1"/>
      <text:p text:style-name="P1"><text:s text:c="4"/>public static void main(String[] args) {</text:p>
      <text:p text:style-name="P1"/>
      <text:p text:style-name="P1"><text:s text:c="8"/>int n = 10, t1 = 0, t2 = 1;</text:p>
      <text:p text:style-name="P1"><text:s text:c="8"/>System.out.print("First " + n + " terms: ");</text:p>
      <text:p text:style-name="P1"/>
      <text:p text:style-name="P1"><text:s text:c="8"/>for (int i = 1; i &lt;= n; ++i)</text:p>
      <text:p text:style-name="P1"><text:s text:c="8"/>{</text:p>
      <text:p text:style-name="P1"><text:s text:c="12"/>System.out.print(t1 + " + ");</text:p>
      <text:p text:style-name="P1"/>
      <text:p text:style-name="P1"><text:s text:c="12"/>int sum = t1 + t2;</text:p>
      <text:p text:style-name="P1"><text:s text:c="12"/>t1 = t2;</text:p>
      <text:p text:style-name="P1"><text:s text:c="12"/>t2 = sum;</text:p>
      <text:p text:style-name="P1"><text:s text:c="8"/>}</text:p>
      <text:p text:style-name="P1"><text:s text:c="4"/>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7:12.665545829</dc:date>
    <meta:editing-duration>PT39M11S</meta:editing-duration>
    <meta:editing-cycles>10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14" meta:word-count="61" meta:character-count="346" meta:non-whitespace-character-count="202"/>
  </office:meta>
</office:document-meta>
</file>